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1.2126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1.507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Intro.png</text:p>
          </table:table-cell>
          <table:table-cell table:number-columns-repeated="2" office:value-type="float" office:value="1080">
            <text:p>1080</text:p>
          </table:table-cell>
          <table:table-cell office:value-type="float" office:value="0">
            <text:p>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BetaGold_Intro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formula="of:=[.I4]-[.J4]" office:value-type="float" office:value="1.15">
            <text:p>1.15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.05">
            <text:p>1.05</text:p>
          </table:table-cell>
          <table:table-cell office:value-type="float" office:value="-0.1">
            <text:p>-0.1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6</text:p>
          </table:table-cell>
          <table:table-cell table:formula="of:=[.I5]-[.J5]" office:value-type="float" office:value="1.2">
            <text:p>1.2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.1">
            <text:p>1.1</text:p>
          </table:table-cell>
          <table:table-cell office:value-type="float" office:value="-0.1">
            <text:p>-0.1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table:formula="of:=[.I6]-[.J6]" office:value-type="float" office:value="1.2">
            <text:p>1.2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.1">
            <text:p>1.1</text:p>
          </table:table-cell>
          <table:table-cell office:value-type="float" office:value="-0.1">
            <text:p>-0.1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formula="of:=[.I7]-[.J7]" office:value-type="float" office:value="1.3">
            <text:p>1.3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.2">
            <text:p>1.2</text:p>
          </table:table-cell>
          <table:table-cell office:value-type="float" office:value="-0.1">
            <text:p>-0.1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table:formula="of:=[.I8]-[.J8]" office:value-type="float" office:value="1.25">
            <text:p>1.25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.15">
            <text:p>1.15</text:p>
          </table:table-cell>
          <table:table-cell office:value-type="float" office:value="-0.1">
            <text:p>-0.1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table:formula="of:=[.I9]-[.J9]" office:value-type="float" office:value="1.25">
            <text:p>1.25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.15">
            <text:p>1.15</text:p>
          </table:table-cell>
          <table:table-cell office:value-type="float" office:value="-0.1">
            <text:p>-0.1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portal_open_during_boss</text:p>
          </table:table-cell>
          <table:table-cell table:number-columns-repeated="1022"/>
        </table:table-row>
        <table:table-row table:style-name="ro1">
          <table:table-cell office:value-type="string">
            <text:p>scrip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music_filename</text:p>
          </table:table-cell>
          <table:table-cell table:number-columns-repeated="1022"/>
        </table:table-row>
        <table:table-row table:style-name="ro1">
          <table:table-cell office:value-type="string">
            <text:p>music</text:p>
          </table:table-cell>
          <table:table-cell office:value-type="string">
            <text:p>Music/Boss.ogg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8:49.13</dc:date>
    <dc:creator>Wister </dc:creator>
    <meta:editing-duration>PT22M19S</meta:editing-duration>
    <meta:editing-cycles>21</meta:editing-cycles>
    <meta:document-statistic meta:table-count="1" meta:cell-count="74" meta:object-count="0"/>
  </office:meta>
</office:document-meta>
</file>